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" draw:marker-start-width="0.252cm" draw:marker-end-width="0.252cm" svg:stroke-opacity="100%" draw:fill="none" draw:textarea-horizontal-align="justify" draw:textarea-vertical-align="middle" draw:auto-grow-height="false" fo:min-height="2.616cm" fo:min-width="3.064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svg:stroke-color="#000000" draw:marker-start="" draw:marker-start-width="0.252cm" draw:marker-end-width="0.252cm" svg:stroke-opacity="100%" draw:fill="none" draw:textarea-horizontal-align="justify" draw:textarea-vertical-align="middle" draw:auto-grow-height="false" fo:min-height="2.616cm" fo:min-width="3.06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98cm" svg:height="2.9cm" svg:x="10.0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09cm" svg:y1="4.55cm" svg:x2="9.876cm" svg:y2="4.55cm">
          <text:p/>
        </draw:line>
        <draw:custom-shape draw:style-name="gr3" draw:text-style-name="P2" draw:layer="layout" svg:width="3.597cm" svg:height="2.9cm" svg:x="16.094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42cm" svg:y1="4.55cm" svg:x2="15.94cm" svg:y2="4.6cm">
          <text:p/>
        </draw:line>
        <draw:custom-shape draw:style-name="gr3" draw:text-style-name="P1" draw:layer="layout" svg:width="3.597cm" svg:height="2.9cm" svg:x="3.15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cm" svg:y1="4.55cm" svg:x2="2.967cm" svg:y2="4.55cm">
          <text:p/>
        </draw:line>
        <draw:custom-shape draw:style-name="gr3" draw:text-style-name="P1" draw:layer="layout" svg:width="3.597cm" svg:height="2.9cm" svg:x="22.943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991cm" svg:y1="4.55cm" svg:x2="22.758cm" svg:y2="4.55cm">
          <text:p/>
        </draw:line>
        <draw:frame draw:style-name="gr4" draw:text-style-name="P3" draw:layer="layout" svg:width="3.207cm" svg:height="1.673cm" svg:x="3.391cm" svg:y="2.5cm">
          <draw:text-box>
            <text:p>Artifact</text:p>
            <text:p>modelling</text:p>
          </draw:text-box>
        </draw:frame>
        <draw:frame draw:style-name="gr4" draw:text-style-name="P3" draw:layer="layout" svg:width="2.415cm" svg:height="0.962cm" svg:x="0.276cm" svg:y="3.038cm">
          <draw:text-box>
            <text:p>Traces</text:p>
          </draw:text-box>
        </draw:frame>
        <draw:frame draw:style-name="gr4" draw:text-style-name="P3" draw:layer="layout" svg:width="3.393cm" svg:height="1.673cm" svg:x="6.698cm" svg:y="2.9cm">
          <draw:text-box>
            <text:p>Art. model</text:p>
            <text:p>Traces</text:p>
          </draw:text-box>
        </draw:frame>
        <draw:frame draw:style-name="gr4" draw:text-style-name="P3" draw:layer="layout" svg:width="3.072cm" svg:height="1.673cm" svg:x="10.191cm" svg:y="2.5cm">
          <draw:text-box>
            <text:p>Spike </text:p>
            <text:p>detection</text:p>
          </draw:text-box>
        </draw:frame>
        <draw:frame draw:style-name="gr4" draw:text-style-name="P3" draw:layer="layout" svg:width="3.812cm" svg:height="2.384cm" svg:x="16.191cm" svg:y="2.116cm">
          <draw:text-box>
            <text:p>Stimulation </text:p>
            <text:p>Current</text:p>
            <text:p>Picking</text:p>
          </draw:text-box>
        </draw:frame>
        <draw:frame draw:style-name="gr4" draw:text-style-name="P3" draw:layer="layout" svg:width="2.403cm" svg:height="0.962cm" svg:x="13.64cm" svg:y="3.3cm">
          <draw:text-box>
            <text:p>Spikes</text:p>
          </draw:text-box>
        </draw:frame>
        <draw:frame draw:style-name="gr4" draw:text-style-name="P3" draw:layer="layout" svg:width="3.529cm" svg:height="2.384cm" svg:x="19.74cm" svg:y="2.316cm">
          <draw:text-box>
            <text:p>Optimal </text:p>
            <text:p>stimulation</text:p>
            <text:p>current</text:p>
          </draw:text-box>
        </draw:frame>
        <draw:frame draw:style-name="gr4" draw:text-style-name="P3" draw:layer="layout" svg:width="3.177cm" svg:height="1.673cm" svg:x="23.163cm" svg:y="2.427cm">
          <draw:text-box>
            <text:p>Electrode</text:p>
            <text:p>choosing</text:p>
          </draw:text-box>
        </draw:frame>
        <draw:line draw:style-name="gr2" draw:text-style-name="P1" draw:layer="layout" svg:x1="26.708cm" svg:y1="4.601cm" svg:x2="29.475cm" svg:y2="4.601cm">
          <text:p/>
        </draw:line>
        <draw:frame draw:style-name="gr5" draw:text-style-name="P3" draw:layer="layout" svg:width="3.635cm" svg:height="2.384cm" svg:x="26.505cm" svg:y="2.2cm">
          <draw:text-box>
            <text:p>Best</text:p>
            <text:p>Stim</text:p>
            <text:p>Electr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3:06:22.305000000</meta:creation-date>
    <dc:date>2016-03-09T13:27:47.131000000</dc:date>
    <meta:editing-duration>PT2M24S</meta:editing-duration>
    <meta:editing-cycles>2</meta:editing-cycles>
    <meta:generator>LibreOffice/5.0.4.2$Windows_X86_64 LibreOffice_project/2b9802c1994aa0b7dc6079e128979269cf95bc78</meta:generator>
    <meta:document-statistic meta:object-count="18"/>
  </office:meta>
</office:document-meta>
</file>